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normal" officeooo:rsid="000de237" officeooo:paragraph-rsid="000de237" style:font-size-asian="18pt" style:font-weight-asian="normal" style:font-size-complex="18pt" style:font-weight-complex="normal"/>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text-properties fo:font-size="14pt" officeooo:paragraph-rsid="000de237" style:font-size-asian="14pt" style:font-size-complex="14pt"/>
    </style:style>
    <style:style style:name="P4" style:family="paragraph" style:parent-style-name="Standard">
      <style:paragraph-properties fo:text-align="start" style:justify-single-word="false"/>
      <style:text-properties fo:font-size="12pt" officeooo:rsid="000de237" officeooo:paragraph-rsid="000de237" style:font-size-asian="12pt" style:font-size-complex="12pt"/>
    </style:style>
    <style:style style:name="P5" style:family="paragraph" style:parent-style-name="Standard">
      <style:paragraph-properties fo:text-align="start" style:justify-single-word="false"/>
      <style:text-properties fo:font-size="12pt" fo:font-weight="bold" officeooo:rsid="000de237" officeooo:paragraph-rsid="000de237"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normal" officeooo:rsid="000de237" officeooo:paragraph-rsid="000de237"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7pt" fo:font-weight="normal" officeooo:rsid="000de237" officeooo:paragraph-rsid="000de237" style:font-size-asian="6.09999990463257pt" style:font-weight-asian="normal" style:font-size-complex="7pt" style:font-weight-complex="normal"/>
    </style:style>
    <style:style style:name="P8" style:family="paragraph" style:parent-style-name="Standard">
      <style:paragraph-properties fo:text-align="start" style:justify-single-word="false"/>
      <style:text-properties fo:font-size="12pt" fo:font-weight="bold" officeooo:rsid="000de237" officeooo:paragraph-rsid="000de237"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normal" officeooo:rsid="000de237" officeooo:paragraph-rsid="000de237"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77013" officeooo:paragraph-rsid="00177013"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de237" officeooo:paragraph-rsid="000de237"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officeooo:rsid="000de237" officeooo:paragraph-rsid="000de237" style:font-size-asian="12pt" style:font-size-complex="12pt"/>
    </style:style>
    <style:style style:name="T1" style:family="text">
      <style:text-properties officeooo:rsid="0011f808"/>
    </style:style>
    <style:style style:name="T2" style:family="text">
      <style:text-properties style:text-underline-style="solid" style:text-underline-width="auto" style:text-underline-color="font-color"/>
    </style:style>
    <style:style style:name="T3" style:family="text">
      <style:text-properties officeooo:rsid="00177013"/>
    </style:style>
    <style:style style:name="T4" style:family="text">
      <style:text-properties fo:font-weight="normal" style:font-weight-asian="normal" style:font-weight-complex="normal"/>
    </style:style>
    <style:style style:name="T5" style:family="text">
      <style:text-properties fo:font-weight="normal" officeooo:rsid="0011f808" style:font-weight-asian="normal" style:font-weight-complex="normal"/>
    </style:style>
    <style:style style:name="T6"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CIÓN A CIENCIAS DE LA COMPUTACIÓN</text:p>
      <text:p text:style-name="P7"/>
      <text:p text:style-name="P3">Proyecto 2: Gestor de Colecciones para Entretenimiento Personal</text:p>
      <text:p text:style-name="P2">Fecha de entrega: Sábado 16 de Diciembre de 2023.</text:p>
      <text:p text:style-name="P2"/>
      <text:p text:style-name="P5">Integrantes:</text:p>
      <text:p text:style-name="P4">-León García Gael Arturo</text:p>
      <text:p text:style-name="P4">-Zaldivar Alanis Rodrigo</text:p>
      <text:p text:style-name="P4"/>
      <text:p text:style-name="P5">Descripción y Propósito del Proyecto</text:p>
      <text:p text:style-name="P5"/>
      <text:p text:style-name="P6">Este proyecto consiste en el desarrollo de un programa que le permita al usuario llevar un control de información sobre sus propias colecciones de discos, libros y películas. Una colección de artículos del mismo tipo se almacenará en un archivo de texto. El resultado del programa puede consistir en anexar un artículo a alguna de las colecciones, lo cual deber ́a reflejarse en su archivo correspondiente, o bien, consultas específicas de alguna de las colecciones en terminal.</text:p>
      <text:p text:style-name="P6"/>
      <text:p text:style-name="P5">Herencia</text:p>
      <text:p text:style-name="P5"/>
      <text:p text:style-name="P6">En este proyecto se creó una clase llamada Coleccionable, la cual contiene la propiedades básicas para cada una de las colecciones que se van a construir. Esta es la clase principal y, en base a esta, se crean las clases de discos, libros y películas, estas clases, debido a la herencia, tienen propiedades en común y son: título, género y artista. Ademas de esto, cada clase tiene atributos y métodos únicos que se ocuparan en una clase única para el desarrollo e implementación de este proyecto. </text:p>
      <text:p text:style-name="P10">Existe otra relación de herencia que proviene de la clase Exception, de esta clase se crean las clases IllegalSizeException, RepeatedTitleException y NoEncontrado. Estas clases dan información detallada sobre el contexto en que ocurre la excepción.</text:p>
      <text:p text:style-name="P11"/>
      <text:p text:style-name="P5">Diseño y Estructura del Proyecto</text:p>
      <text:p text:style-name="P5"/>
      <text:p text:style-name="P6">Este proyecto contiene una clase principal llamada Prueba en la que se implemento el menú</text:p>
      <text:p text:style-name="P6">que llevara el programa, este menú permite llevar el control sobre colecciones de discos, libros y películas. Primero despliega un menú que permite acceder a cada una de las colecciones según se escoja. </text:p>
      <text:p text:style-name="P6">Cuando se elige alguna de estas, aparece un nuevo menú con opciones diferentes, según se haya elegido, que permiten consultar los artículos en cada colección, con la opción de poder añadir un nuevo articulo en la colección elegida. Cada uno de los artículos se guardan en archivos csv cuyo limite en cada uno es de 32 artículos. </text:p>
      <text:p text:style-name="P6"/>
      <text:p text:style-name="P6">En cuanto a las clases, se <text:span text:style-name="T2">creo</text:span> una clase llamada Gestor, esta se encarga de varios métodos que se implementan en la clase Prueba, estos métodos permiten lo siguiente: </text:p>
      <text:p text:style-name="P6"/>
      <text:p text:style-name="P6">- Consulta<text:span text:style-name="T1">r</text:span> <text:span text:style-name="T1">e</text:span> imprim<text:span text:style-name="T1">ir</text:span> los artículos coleccionables del tipo especificado.</text:p>
      <text:p text:style-name="P6">- Lee<text:span text:style-name="T1">r</text:span> el archivo especificado, compara e imprime los artículos que coinciden en un campo o <text:s text:c="38"/>atributo especificado con una <text:span text:style-name="T6">cadena</text:span> clave.</text:p>
      <text:p text:style-name="P6">- Imprim<text:span text:style-name="T1">ir</text:span> los objetos <text:span text:style-name="T1">de películas</text:span> cuyo año de filmación sea igual o posterior al indicado.</text:p>
      <text:p text:style-name="P6">- Separa<text:span text:style-name="T1">r</text:span> una cadena delimitada por comas y devuelve un arreglo de 4 cadenas separadas.</text:p>
      <text:p text:style-name="P6">- Regresa<text:span text:style-name="T1">r</text:span> la cantidad de libros, <text:span text:style-name="T1">discos y películas</text:span> guardad<text:span text:style-name="T1">a</text:span>s.</text:p>
      <text:p text:style-name="P6">- Compara si ya existe el título de un libro, <text:span text:style-name="T1">disco o película</text:span> en el archivo.</text:p>
      <text:p text:style-name="P4"><text:span text:style-name="T4">- Se encarga de guardar un objeto colecci</text:span><text:span text:style-name="T5">onable</text:span><text:span text:style-name="T4"> en su archivo correspondien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4T18:49:01.710019237</meta:creation-date>
    <dc:date>2023-12-14T21:41:33.478272770</dc:date>
    <meta:editing-duration>PT2H51M25S</meta:editing-duration>
    <meta:editing-cycles>5</meta:editing-cycles>
    <meta:generator>LibreOffice/7.6.2.1$Linux_X86_64 LibreOffice_project/60$Build-1</meta:generator>
    <meta:document-statistic meta:table-count="0" meta:image-count="0" meta:object-count="0" meta:page-count="1" meta:paragraph-count="23" meta:word-count="476" meta:character-count="2946" meta:non-whitespace-character-count="2452"/>
  </office:meta>
</office:document-meta>
</file>